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ource Serif Pro" svg:font-family="'Source Serif Pr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a1b5" officeooo:paragraph-rsid="001aa1b5"/>
    </style:style>
    <style:style style:name="P2" style:family="paragraph" style:parent-style-name="Standard">
      <style:paragraph-properties fo:text-align="start" style:justify-single-word="false"/>
      <style:text-properties officeooo:rsid="001aa1b5" officeooo:paragraph-rsid="001aa1b5"/>
    </style:style>
    <style:style style:name="P3" style:family="paragraph" style:parent-style-name="Standard" style:list-style-name="L1">
      <style:paragraph-properties fo:text-align="start" style:justify-single-word="false"/>
      <style:text-properties officeooo:rsid="001aa1b5" officeooo:paragraph-rsid="001aa1b5"/>
    </style:style>
    <style:style style:name="P4" style:family="paragraph" style:parent-style-name="Standard" style:list-style-name="L2">
      <style:paragraph-properties fo:text-align="start" style:justify-single-word="false"/>
      <style:text-properties officeooo:rsid="001aa1b5" officeooo:paragraph-rsid="001aa1b5"/>
    </style:style>
    <style:style style:name="P5" style:family="paragraph" style:parent-style-name="Standard" style:list-style-name="L6">
      <style:paragraph-properties fo:text-align="start" style:justify-single-word="false"/>
      <style:text-properties officeooo:paragraph-rsid="001d9b58"/>
    </style:style>
    <style:style style:name="P6" style:family="paragraph" style:parent-style-name="Standard" style:list-style-name="L7">
      <style:paragraph-properties fo:text-align="start" style:justify-single-word="false"/>
      <style:text-properties officeooo:paragraph-rsid="001e790d"/>
    </style:style>
    <style:style style:name="P7" style:family="paragraph" style:parent-style-name="Standard" style:list-style-name="L3">
      <style:paragraph-properties fo:text-align="start" style:justify-single-word="false"/>
      <style:text-properties officeooo:rsid="001ca32c" officeooo:paragraph-rsid="001ca32c"/>
    </style:style>
    <style:style style:name="P8" style:family="paragraph" style:parent-style-name="Standard">
      <style:paragraph-properties fo:text-align="start" style:justify-single-word="false"/>
      <style:text-properties officeooo:rsid="001ca32c" officeooo:paragraph-rsid="001ca32c"/>
    </style:style>
    <style:style style:name="P9" style:family="paragraph" style:parent-style-name="Standard" style:list-style-name="L4">
      <style:paragraph-properties fo:text-align="start" style:justify-single-word="false"/>
      <style:text-properties officeooo:rsid="001ca32c" officeooo:paragraph-rsid="001ca32c"/>
    </style:style>
    <style:style style:name="P10" style:family="paragraph" style:parent-style-name="Standard" style:list-style-name="L5">
      <style:paragraph-properties fo:text-align="start" style:justify-single-word="false"/>
      <style:text-properties officeooo:rsid="001ca32c" officeooo:paragraph-rsid="001ca32c"/>
    </style:style>
    <style:style style:name="P11" style:family="paragraph" style:parent-style-name="Standard" style:list-style-name="L4">
      <style:paragraph-properties fo:text-align="start" style:justify-single-word="false"/>
      <style:text-properties officeooo:rsid="001e6d8c" officeooo:paragraph-rsid="001e6d8c"/>
    </style:style>
    <style:style style:name="P12" style:family="paragraph" style:parent-style-name="Standard">
      <style:paragraph-properties fo:text-align="start" style:justify-single-word="false"/>
      <style:text-properties officeooo:rsid="001e6d8c" officeooo:paragraph-rsid="001e6d8c"/>
    </style:style>
    <style:style style:name="P13" style:family="paragraph" style:parent-style-name="Standard" style:list-style-name="L7">
      <style:paragraph-properties fo:text-align="start" style:justify-single-word="false"/>
      <style:text-properties officeooo:rsid="001e790d" officeooo:paragraph-rsid="001e790d"/>
    </style:style>
    <style:style style:name="P14" style:family="paragraph" style:parent-style-name="Standard" style:list-style-name="L7">
      <style:paragraph-properties fo:text-align="start" style:justify-single-word="false"/>
      <style:text-properties officeooo:rsid="001f816f" officeooo:paragraph-rsid="001f816f"/>
    </style:style>
    <style:style style:name="T1" style:family="text">
      <style:text-properties officeooo:rsid="001aa1b5"/>
    </style:style>
    <style:style style:name="T2" style:family="text">
      <style:text-properties officeooo:rsid="001bc7db"/>
    </style:style>
    <style:style style:name="T3" style:family="text">
      <style:text-properties officeooo:rsid="001ca32c"/>
    </style:style>
    <style:style style:name="T4" style:family="text">
      <style:text-properties officeooo:rsid="001d9b58"/>
    </style:style>
    <style:style style:name="T5" style:family="text">
      <style:text-properties fo:font-weight="bold" officeooo:rsid="001d9b58" style:font-weight-asian="bold" style:font-weight-complex="bold"/>
    </style:style>
    <style:style style:name="T6" style:family="text">
      <style:text-properties fo:font-style="normal" fo:font-weight="normal" officeooo:rsid="001bc7db" style:font-style-asian="normal" style:font-weight-asian="normal" style:font-style-complex="normal" style:font-weight-complex="normal"/>
    </style:style>
    <style:style style:name="T7" style:family="text">
      <style:text-properties fo:font-style="normal" fo:font-weight="normal" officeooo:rsid="001d9b58" style:font-style-asian="normal" style:font-weight-asian="normal"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d9b58"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1ca32c"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bold" officeooo:rsid="001d9b58" style:font-size-asian="12pt" style:font-style-asian="normal" style:font-weight-asian="bold" style:font-size-complex="12pt" style:font-style-complex="normal" style:font-weight-complex="bold"/>
    </style:style>
    <style:style style:name="T12" style:family="text">
      <style:text-properties officeooo:rsid="001e6d8c"/>
    </style:style>
    <style:style style:name="T13" style:family="text">
      <style:text-properties officeooo:rsid="001e790d"/>
    </style:style>
    <style:style style:name="T14" style:family="text">
      <style:text-properties officeooo:rsid="001f81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ório Iface – Padrões</text:p>
      <text:p text:style-name="P1"/>
      <text:list xml:id="list2345304032434668934" text:style-name="L1">
        <text:list-item>
          <text:p text:style-name="P3">Classes:</text:p>
        </text:list-item>
      </text:list>
      <text:list xml:id="list6475702442745716748" text:style-name="L2">
        <text:list-item>
          <text:p text:style-name="P4">Iface: É a main do projeto, onde <text:span text:style-name="T2">são </text:span>dada<text:span text:style-name="T2">s</text:span> as entradas principais, e apartir delas,com a aplicação do padrão Command, é selecionada a classe onde está o algoritmo a ser executado, mediante opção desejada, eliminando a necessidade da utilização dos “Ifs”. <text:span text:style-name="T2">A opção escolhida serve como parâmetro para ser feita a escolha, passando pela classe que seleciona a classe final(receiver) e após execultará o metódo, dessa forma, é selecionada a função “execute” na classe referente.</text:span></text:p>
          <text:p text:style-name="P4"/>
        </text:list-item>
        <text:list-item>
          <text:p text:style-name="P4">Usuário: Nela são declaradas as variáveis referentes <text:span text:style-name="T3">d</text:span>o Usuário, assim como também arraylists com as comunidades, amigos, pedidos de amigos, mensagens e novas mensagens de uma dado usuário.</text:p>
        </text:list-item>
      </text:list>
      <text:p text:style-name="P2"/>
      <text:p text:style-name="P2"><text:tab/><text:tab/><text:span text:style-name="T2">Métodos: Search_user(), Removing(), Info(), Mandar_msg(), Checar_msg, <text:tab/><text:tab/><text:tab/><text:tab/><text:tab/>Create_User(), <text:s/>Edit(), Criar(), Mandar_Solicitacao(), <text:tab/><text:tab/><text:tab/><text:tab/><text:tab/><text:tab/>Checar_Solicitacao();</text:span></text:p>
      <text:p text:style-name="P2"/>
      <text:list xml:id="list7534899132652111785" text:style-name="L3">
        <text:list-item>
          <text:p text:style-name="P7">Comunidade: <text:span text:style-name="T1">Nela são declaradas as variáveis referentes </text:span>a Comunidade<text:span text:style-name="T1">, assim como também arraylists com </text:span>os membros<text:span text:style-name="T1">, </text:span>pedidos e mensagens.</text:p>
        </text:list-item>
      </text:list>
      <text:p text:style-name="P8"/>
      <text:p text:style-name="P8"><text:tab/><text:tab/>Métodos: Entrar_Comunidade(), Checar_Comunidade(), Create_Comunidade(), <text:tab/><text:tab/><text:tab/><text:tab/><text:tab/>Mandar_Msg_Comunidade(), Checar_Msg_Comunidade();</text:p>
      <text:p text:style-name="P8"/>
      <text:list xml:id="list2762041927346968893" text:style-name="L4">
        <text:list-item>
          <text:p text:style-name="P9">Msg_Comunidade: São declarados apenas o nome de usuário que envia a mensagem e a própria mensagem.</text:p>
        </text:list-item>
      </text:list>
      <text:p text:style-name="P8"/>
      <text:list xml:id="list175016274027517" text:continue-numbering="true" text:style-name="L4">
        <text:list-item>
          <text:p text:style-name="P11">Iterator:</text:p>
          <text:p text:style-name="P11">Classes:</text:p>
          <text:list>
            <text:list-item>
              <text:p text:style-name="P11">&lt;&lt;Interface&gt;&gt;Iterator: Apenas informam “declara” os métodos que serão implementados na classe “Menu_iterator”, que são +Next(): void e o +HasNext(): void;</text:p>
            </text:list-item>
            <text:list-item>
              <text:p text:style-name="P11">Menu_Iterator: Nesta classe foi declarado um ArrayList(Itens), que será usado como auxiliar para iterar os arraylists passados como paramentros, assim como um inteiro “posição” que servirá para avançar na lista. Além disso são implementados os métodos <text:s/>+Next(): void e o +HasNext(): void. HasNext serve para checar se ainda é possível avançar, já o next <text:span text:style-name="T13">avanca no arrayList, iterando “posição”;</text:span></text:p>
            </text:list-item>
          </text:list>
        </text:list-item>
      </text:list>
      <text:p text:style-name="P12"/>
      <text:list xml:id="list1216706853163260038" text:style-name="L7">
        <text:list-item>
          <text:p text:style-name="P6"><text:span text:style-name="T13">Command:</text:span></text:p>
          <text:p text:style-name="P6"><text:span text:style-name="T13">Classes:</text:span></text:p>
          <text:list>
            <text:list-item>
              <text:p text:style-name="P6"><text:span text:style-name="T12">&lt;&lt;Interface&gt;&gt;Command: Apenas informa e “declara” o método que será implementado na classe “ConcretCommand”, no caso em questão +Execute();</text:span></text:p>
            </text:list-item>
            <text:list-item>
              <text:p text:style-name="P13">Invoker: Esta classe “seta” os comandos e suas acoes, ou seja “para tal comando, tal ação”, com isso fica definido como o programa deve agir com determinadas entradas;</text:p>
            </text:list-item>
            <text:list-item>
              <text:p text:style-name="P13">ConcreteCommand: o ConcreteCommand tem ligações com o receiver, ele é quem chama uma ou mais ações do receiver. O concreteCommand é chamado pelo invoker, <text:span text:style-name="T14">mas ele que fica responsável por solicitar que o receiver execute as ações.</text:span></text:p>
            </text:list-item>
            <text:list-item>
              <text:p text:style-name="P14">Receiver: Como já adiantado o receiver é quem contem as açoes e informações necessárias para que se atenda as solicitações.</text:p>
            </text:list-item>
          </text:list>
        </text:list-item>
      </text:list>
      <text:p text:style-name="P8"/>
      <text:p text:style-name="P8"><text:soft-page-break/></text:p>
      <text:list xml:id="list8299320479093561954" text:style-name="L5">
        <text:list-item>
          <text:p text:style-name="P10">Métodos:</text:p>
        </text:list-item>
      </text:list>
      <text:list xml:id="list7721472372276638327" text:style-name="L6">
        <text:list-item>
          <text:p text:style-name="P5"><text:span text:style-name="T4"><text:s text:c="8"/>Os métodos presentes na </text:span><text:span text:style-name="T5">classe Usuário</text:span><text:span text:style-name="T7">, sejam S</text:span><text:span text:style-name="T6">earch_user(), Removing(), Info(), Mandar_msg(), Checar_msg, Create_User(), <text:s/>Edit(), Criar(), Mandar_Solicitacao() </text:span><text:span text:style-name="T7">e</text:span><text:span text:style-name="T6"> Checar_Solicitacao(), </text:span><text:span text:style-name="T7">todos eles têm em comum a necessidade de Iterar em uma dada lista do interesse de cada método, seja em uma lista de usuarios, pedidos, mensagens e etc, mas o é importante destacar a aplicação do iterator, utilizado para encapsular as iterações e acessa-los sequencialmente </text:span><text:span text:style-name="T8">sem expor a sua representação subjacente</text:span><text:span text:style-name="T9">. </text:span></text:p>
          <text:p text:style-name="P5"><text:span text:style-name="T9"><text:s text:c="8"/>Os mesmo conceitos e ideias aplicam-se à </text:span><text:span text:style-name="T11">classe Comunidade</text:span><text:span text:style-name="T9">, na qual os métodos </text:span><text:span text:style-name="T10">Entrar_Comunidade(), Checar_Comunidade(), Create_Comunidade(), Mandar_Msg_Comunidade() </text:span><text:span text:style-name="T9">e </text:span><text:span text:style-name="T10">Checar_Msg_Comunidade(), </text:span><text:span text:style-name="T9">partem do mesmo princípio de alises de estruturas sequenciais</text:span><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ource Serif Pro" svg:font-family="'Source Serif Pr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6:38:44.266582369</meta:creation-date>
    <dc:date>2019-04-03T17:50:14.357265585</dc:date>
    <meta:editing-duration>PT6M28S</meta:editing-duration>
    <meta:editing-cycles>1</meta:editing-cycles>
    <meta:document-statistic meta:table-count="0" meta:image-count="0" meta:object-count="0" meta:page-count="2" meta:paragraph-count="22" meta:word-count="462" meta:character-count="3252" meta:non-whitespace-character-count="2789"/>
    <meta:generator>LibreOffice/5.1.6.2$Linux_X86_64 LibreOffice_project/10m0$Build-2</meta:generator>
  </office:meta>
</office:document-meta>
</file>